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IFICACIONS BASE DE DADES</text:p>
      <text:p text:style-name="Standard"/>
      <text:list xml:id="list4150042889356112051" text:style-name="L1">
        <text:list-item>
          <text:p text:style-name="P1">Hem afegit el camp tokenApi a la taula persona. Serà necessari per la fer login a la web.</text:p>
        </text:list-item>
        <text:list-item>
          <text:p text:style-name="P1">Hem <text:s/>afegit la taula avaluació. Inclou els items de valoració amb la seva nota corresponent per cada alumne</text:p>
        </text:list-item>
        <text:list-item>
          <text:p text:style-name="P1">Creem la taula itemsAvaluació ,o el professor anirà incloent el diferents punts d'evaluació amb la seva data d'entrega.</text:p>
        </text:list-item>
        <text:list-item>
          <text:p text:style-name="P1">A la taula historialAssignatures hi ha la clau forana idProfessor relacionada amb la taula persona.</text:p>
        </text:list-item>
        <text:list-item>
          <text:p text:style-name="P1">Hem separat la taula assignatura en dos, tal com recomanava. Una taula amb les assignatures disponibles i la següent amb les assignaturess per cent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uel Lopera</meta:initial-creator>
    <meta:creation-date>2015-03-30T11:36:53.91</meta:creation-date>
    <meta:document-statistic meta:table-count="0" meta:image-count="0" meta:object-count="0" meta:page-count="1" meta:paragraph-count="6" meta:word-count="97" meta:character-count="591"/>
    <dc:date>2015-03-30T12:13:43.57</dc:date>
    <dc:creator>Manuel Lopera</dc:creator>
    <meta:editing-duration>PT6M28S</meta:editing-duration>
    <meta:editing-cycles>1</meta:editing-cycles>
    <meta:generator>OpenOffice/4.1.1$Win32 OpenOffice.org_project/411m6$Build-9775</meta:generator>
  </office:meta>
</office:document-meta>
</file>